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dvTT5235d5a9" svg:font-family="AdvTT5235d5a9" style:font-family-generic="roman" style:font-pitch="variable"/>
    <style:font-face style:name="AdvTT5235d5a9+20" svg:font-family="AdvTT5235d5a9+20" style:font-family-generic="roman" style:font-pitch="variable"/>
    <style:font-face style:name="AdvTT5235d5a9+fb" svg:font-family="AdvTT5235d5a9+fb" style:font-family-generic="roman" style:font-pitch="variable"/>
    <style:font-face style:name="NimbusRomNo9L-Medi" svg:font-family="NimbusRomNo9L-Me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32fc" officeooo:paragraph-rsid="001232fc"/>
    </style:style>
    <style:style style:name="P2" style:family="paragraph" style:parent-style-name="Standard">
      <style:text-properties officeooo:rsid="0013d002" officeooo:paragraph-rsid="0013d002"/>
    </style:style>
    <style:style style:name="P3" style:family="paragraph" style:parent-style-name="Standard">
      <style:text-properties officeooo:rsid="001232fc" officeooo:paragraph-rsid="001232fc"/>
    </style:style>
    <style:style style:name="P4" style:family="paragraph" style:parent-style-name="Standard">
      <style:text-properties officeooo:paragraph-rsid="001232fc"/>
    </style:style>
    <style:style style:name="P5" style:family="paragraph" style:parent-style-name="Standard">
      <style:text-properties style:font-name="Times New Roman" fo:font-size="12pt" officeooo:rsid="001232fc" officeooo:paragraph-rsid="001232fc" style:font-size-asian="12pt" style:font-size-complex="12pt"/>
    </style:style>
    <style:style style:name="P6" style:family="paragraph" style:parent-style-name="Standard">
      <style:text-properties style:font-name="Times New Roman" fo:font-size="12pt" officeooo:paragraph-rsid="001232fc" style:font-size-asian="12pt" style:font-size-complex="12pt"/>
    </style:style>
    <style:style style:name="P7" style:family="paragraph" style:parent-style-name="Standard">
      <style:text-properties officeooo:rsid="00168a67" officeooo:paragraph-rsid="00168a67"/>
    </style:style>
    <style:style style:name="T1" style:family="text">
      <style:text-properties officeooo:rsid="001232fc"/>
    </style:style>
    <style:style style:name="T2" style:family="text">
      <style:text-properties style:font-name="Times New Roman" fo:font-size="12pt" style:font-size-asian="12pt" style:font-size-complex="12pt"/>
    </style:style>
    <style:style style:name="T3" style:family="text">
      <style:text-properties fo:color="#000000"/>
    </style:style>
    <style:style style:name="T4" style:family="text">
      <style:text-properties fo:color="#000000" officeooo:rsid="001232fc"/>
    </style:style>
    <style:style style:name="T5" style:family="text">
      <style:text-properties style:font-name="AdvTT5235d5a9" fo:font-size="8pt" style:font-size-asian="8pt"/>
    </style:style>
    <style:style style:name="T6" style:family="text">
      <style:text-properties style:font-name="AdvTT5235d5a9+20" fo:font-size="8pt" style:font-size-asian="8pt"/>
    </style:style>
    <style:style style:name="T7" style:family="text">
      <style:text-properties style:font-name="AdvTT5235d5a9+fb" fo:font-size="8pt" style:font-size-asian="8pt"/>
    </style:style>
    <style:style style:name="T8" style:family="text">
      <style:text-properties fo:font-size="8pt" style:font-size-asian="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Introdução</text:p>
      <text:p text:style-name="P1"><text:s/></text:p>
      <text:p text:style-name="P1"/>
      <text:p text:style-name="P1">2.1 - SOCIAL MEDIA MINING FOR PUBLIC HEALTH MONITORING AND SURVEILLANCE</text:p>
      <text:p text:style-name="P1">2.1.1 – Qualifying factors</text:p>
      <text:p text:style-name="P2">This article covers Sentiment Analysis and Richer Language understanding related to Social Media Mining</text:p>
      <text:p text:style-name="P1">2.1.2Gaps</text:p>
      <text:p text:style-name="P1">The use of social media for health monitoring and surveillance indeed has many drawbacks</text:p>
      <text:p text:style-name="P1">and diﬃculties, particularly if done automatically. For example, traditional NLP methods that are applied to longer texts have proven to be inadequate when applied to short texts, such as those found in Twitter. Something seemingly simple, such as searching and collecting relevant postings, has also proven to be quite challenging, given the amount of data and the diverse styles and wording used by people to refer to the topic of interest in colloquial terms (semantic heterogeneity) inherent to this type of media. </text:p>
      <text:p text:style-name="P1">2.1.3 Contribution</text:p>
      <text:p text:style-name="P1">Early detection of disease outbreaks</text:p>
      <text:p text:style-name="P1">Medication safety, including drug interactions and dietary supplement safety. Health behaviors, including diet success and smoking cessation. Individual well-being, which aﬀects mental and physical health </text:p>
      <text:p text:style-name="P1"/>
      <text:p text:style-name="P1"/>
      <text:p text:style-name="P1">2.2 - Predicting Depression via Social Media</text:p>
      <text:p text:style-name="P1">2.2.1 Qualifying Factors</text:p>
      <text:p text:style-name="P1">2.2.2 Gaps</text:p>
      <text:p text:style-name="P1">2.2.3 Contribution</text:p>
      <text:p text:style-name="P1"/>
      <text:p text:style-name="P4"><text:span text:style-name="T1">2.3 - </text:span><text:span text:style-name="T2">From ADHD to SAD: Analyzing the Language of Mental Health on Twitter</text:span></text:p>
      <text:p text:style-name="P5">through Self-Reported Diagnoses</text:p>
      <text:p text:style-name="P1">2.3.1 Qualifying Factors</text:p>
      <text:p text:style-name="P1">2.3.2 Gaps</text:p>
      <text:p text:style-name="P1">2.3.3 Contribution</text:p>
      <text:p text:style-name="P1"/>
      <text:p text:style-name="P4"><text:span text:style-name="T1">2.4 - </text:span><text:bookmark text:name="b87ff2ac86883ced86a0001f82b0484c-9d20537349a76f35700273ed8d647c4704366f84"/>Quantifying Mental Health Signals in Twitter </text:p>
      <text:p text:style-name="P1">2.4.1 Qualifying Factors</text:p>
      <text:p text:style-name="P1">2.4.2 Gaps</text:p>
      <text:p text:style-name="P1">2.4.3 Contribution</text:p>
      <text:p text:style-name="P1"/>
      <text:p text:style-name="P4"><text:span text:style-name="T1">2.5 - </text:span><text:bookmark text:name="7d51ea3c0e4e44a1ee53edb2dabba814-39042f2eec132e30112a687f71116afd9028d731"/>Detecting suicidality on Twitter</text:p>
      <text:p text:style-name="P1">2.5.1 Qualifying Factors</text:p>
      <text:p text:style-name="P7">This article covers the feasibility of consistenly detecting the level of concern for individuals Twitter posts which made direct or indirect textual or audio-visual references to suicidality.</text:p>
      <text:p text:style-name="P1">2.5.2 Gaps</text:p>
      <text:p text:style-name="P6"><text:span text:style-name="T4">Given the large volume </text:span><text:span text:style-name="T3">of Twitter data, it is not yet feasible or ethical to directly contact and survey every Twitter user who may be at risk. The parameters of this risk are yet to be determined. Previous studies have collected and classified suicide-related tweets; however, data sets remain small andmodelling for automatic detection is in its infancy. Although Twittermay provide an unprecedented opportunity to identify those at risk of suicide a mechanism to intervene at both the individual and community level, valid, reliable and acceptable methods of online detection have not yet been fully established. Best practice for suicide prevention </text:span><text:span text:style-name="T4">using social media remains unclear.</text:span></text:p>
      <text:p text:style-name="P1">2.5.3 Contribution</text:p>
      <text:p text:style-name="P6"><text:span text:style-name="T1">This study aimed to establish the feasibility of consistently detecting </text:span>the level of concern for <text:soft-page-break/>individuals' Twitter posts, colloquially referred to as ‘tweets’, which made direct or indirect textual or audio-visual references to suicidality. Using a set of instructions and categories, human coders aimed to do this using only the content of the tweet itself. Following this process, this study aimed to design and implement an automated computer classifier that could replicate the accuracy of the human coders. The feasibility of this automated prediction was to be <text:span text:style-name="T1">examined using recall and precision metr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dvTT5235d5a9" svg:font-family="AdvTT5235d5a9" style:font-family-generic="roman" style:font-pitch="variable"/>
    <style:font-face style:name="AdvTT5235d5a9+20" svg:font-family="AdvTT5235d5a9+20" style:font-family-generic="roman" style:font-pitch="variable"/>
    <style:font-face style:name="AdvTT5235d5a9+fb" svg:font-family="AdvTT5235d5a9+fb" style:font-family-generic="roman" style:font-pitch="variable"/>
    <style:font-face style:name="NimbusRomNo9L-Medi" svg:font-family="NimbusRomNo9L-Me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M30S</meta:editing-duration>
    <meta:editing-cycles>5</meta:editing-cycles>
    <meta:generator>LibreOffice/6.1.5.2$Windows_X86_64 LibreOffice_project/90f8dcf33c87b3705e78202e3df5142b201bd805</meta:generator>
    <dc:date>2019-04-17T22:17:04.813000000</dc:date>
    <meta:document-statistic meta:table-count="0" meta:image-count="0" meta:object-count="0" meta:page-count="2" meta:paragraph-count="31" meta:word-count="451" meta:character-count="3029" meta:non-whitespace-character-count="2603"/>
    <meta:user-defined meta:name="Info 1"/>
    <meta:user-defined meta:name="Info 2"/>
    <meta:user-defined meta:name="Info 3"/>
    <meta:user-defined meta:name="Info 4"/>
  </office:meta>
</office:document-meta>
</file>